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236in" style:rel-column-width="6106*"/>
    </style:style>
    <style:style style:name="Table1.B" style:family="table-column">
      <style:table-column-properties style:column-width="1.0729in" style:rel-column-width="10505*"/>
    </style:style>
    <style:style style:name="Table1.C" style:family="table-column">
      <style:table-column-properties style:column-width="1.184in" style:rel-column-width="11593*"/>
    </style:style>
    <style:style style:name="Table1.D" style:family="table-column">
      <style:table-column-properties style:column-width="1.1847in" style:rel-column-width="11600*"/>
    </style:style>
    <style:style style:name="Table1.E" style:family="table-column">
      <style:table-column-properties style:column-width="0.9986in" style:rel-column-width="9777*"/>
    </style:style>
    <style:style style:name="Table1.F" style:family="table-column">
      <style:table-column-properties style:column-width="1.6292in" style:rel-column-width="15954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6236in" style:rel-column-width="6106*"/>
    </style:style>
    <style:style style:name="Table5.B" style:family="table-column">
      <style:table-column-properties style:column-width="1.0618in" style:rel-column-width="10396*"/>
    </style:style>
    <style:style style:name="Table5.C" style:family="table-column">
      <style:table-column-properties style:column-width="1.1944in" style:rel-column-width="11695*"/>
    </style:style>
    <style:style style:name="Table5.D" style:family="table-column">
      <style:table-column-properties style:column-width="1.1847in" style:rel-column-width="11600*"/>
    </style:style>
    <style:style style:name="Table5.E" style:family="table-column">
      <style:table-column-properties style:column-width="0.9986in" style:rel-column-width="9777*"/>
    </style:style>
    <style:style style:name="Table5.F" style:family="table-column">
      <style:table-column-properties style:column-width="1.6299in" style:rel-column-width="15961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236in" style:rel-column-width="6106*"/>
    </style:style>
    <style:style style:name="Table2.B" style:family="table-column">
      <style:table-column-properties style:column-width="1.4389in" style:rel-column-width="14088*"/>
    </style:style>
    <style:style style:name="Table2.C" style:family="table-column">
      <style:table-column-properties style:column-width="1.4396in" style:rel-column-width="14095*"/>
    </style:style>
    <style:style style:name="Table2.D" style:family="table-column">
      <style:table-column-properties style:column-width="1.8521in" style:rel-column-width="18134*"/>
    </style:style>
    <style:style style:name="Table2.E" style:family="table-column">
      <style:table-column-properties style:column-width="1.3389in" style:rel-column-width="13112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36in" style:rel-column-width="6106*"/>
    </style:style>
    <style:style style:name="Table3.B" style:family="table-column">
      <style:table-column-properties style:column-width="1.4389in" style:rel-column-width="14088*"/>
    </style:style>
    <style:style style:name="Table3.C" style:family="table-column">
      <style:table-column-properties style:column-width="1.5625in" style:rel-column-width="15299*"/>
    </style:style>
    <style:style style:name="Table3.D" style:family="table-column">
      <style:table-column-properties style:column-width="1.6243in" style:rel-column-width="15904*"/>
    </style:style>
    <style:style style:name="Table3.E" style:family="table-column">
      <style:table-column-properties style:column-width="1.4438in" style:rel-column-width="1413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236in" style:rel-column-width="6106*"/>
    </style:style>
    <style:style style:name="Table4.B" style:family="table-column">
      <style:table-column-properties style:column-width="1.4389in" style:rel-column-width="14088*"/>
    </style:style>
    <style:style style:name="Table4.C" style:family="table-column">
      <style:table-column-properties style:column-width="1.5625in" style:rel-column-width="15299*"/>
    </style:style>
    <style:style style:name="Table4.D" style:family="table-column">
      <style:table-column-properties style:column-width="1.6243in" style:rel-column-width="15904*"/>
    </style:style>
    <style:style style:name="Table4.E" style:family="table-column">
      <style:table-column-properties style:column-width="1.4438in" style:rel-column-width="14138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E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6236in" style:rel-column-width="6106*"/>
    </style:style>
    <style:style style:name="Table6.B" style:family="table-column">
      <style:table-column-properties style:column-width="1.4389in" style:rel-column-width="14088*"/>
    </style:style>
    <style:style style:name="Table6.C" style:family="table-column">
      <style:table-column-properties style:column-width="1.5625in" style:rel-column-width="15299*"/>
    </style:style>
    <style:style style:name="Table6.D" style:family="table-column">
      <style:table-column-properties style:column-width="1.6243in" style:rel-column-width="15904*"/>
    </style:style>
    <style:style style:name="Table6.E" style:family="table-column">
      <style:table-column-properties style:column-width="1.4438in" style:rel-column-width="14138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E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236in" style:rel-column-width="6106*"/>
    </style:style>
    <style:style style:name="Table7.B" style:family="table-column">
      <style:table-column-properties style:column-width="1.4389in" style:rel-column-width="14088*"/>
    </style:style>
    <style:style style:name="Table7.C" style:family="table-column">
      <style:table-column-properties style:column-width="1.5625in" style:rel-column-width="15299*"/>
    </style:style>
    <style:style style:name="Table7.D" style:family="table-column">
      <style:table-column-properties style:column-width="1.6243in" style:rel-column-width="15904*"/>
    </style:style>
    <style:style style:name="Table7.E" style:family="table-column">
      <style:table-column-properties style:column-width="1.4438in" style:rel-column-width="14138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sv" fo:country="SE" officeooo:paragraph-rsid="0008d9fe"/>
    </style:style>
    <style:style style:name="P2" style:family="paragraph" style:parent-style-name="Standard">
      <style:text-properties fo:language="sv" fo:country="SE" officeooo:rsid="000df615" officeooo:paragraph-rsid="000df615"/>
    </style:style>
    <style:style style:name="P3" style:family="paragraph" style:parent-style-name="Standard">
      <style:text-properties fo:language="sv" fo:country="SE" officeooo:rsid="000df615" officeooo:paragraph-rsid="000ea435"/>
    </style:style>
    <style:style style:name="P4" style:family="paragraph" style:parent-style-name="Standard">
      <style:text-properties fo:language="sv" fo:country="SE" officeooo:rsid="000df615" officeooo:paragraph-rsid="001247ef"/>
    </style:style>
    <style:style style:name="P5" style:family="paragraph" style:parent-style-name="Standard">
      <style:text-properties fo:language="sv" fo:country="SE" officeooo:paragraph-rsid="00068a16"/>
    </style:style>
    <style:style style:name="P6" style:family="paragraph" style:parent-style-name="Standard">
      <style:text-properties fo:language="sv" fo:country="SE" officeooo:paragraph-rsid="0016e073"/>
    </style:style>
    <style:style style:name="P7" style:family="paragraph" style:parent-style-name="Standard">
      <style:text-properties fo:language="sv" fo:country="SE" officeooo:rsid="001b1319" officeooo:paragraph-rsid="001b1319"/>
    </style:style>
    <style:style style:name="P8" style:family="paragraph" style:parent-style-name="Standard">
      <style:text-properties fo:language="sv" fo:country="SE" fo:font-weight="bold" officeooo:rsid="001b1319" officeooo:paragraph-rsid="001b1319" style:font-weight-asian="bold" style:font-weight-complex="bold"/>
    </style:style>
    <style:style style:name="P9" style:family="paragraph" style:parent-style-name="Standard">
      <style:text-properties officeooo:paragraph-rsid="001247ef"/>
    </style:style>
    <style:style style:name="P10" style:family="paragraph" style:parent-style-name="Standard">
      <style:text-properties officeooo:paragraph-rsid="001b1319"/>
    </style:style>
    <style:style style:name="P11" style:family="paragraph" style:parent-style-name="Standard">
      <style:text-properties officeooo:rsid="00298146" officeooo:paragraph-rsid="00298146"/>
    </style:style>
    <style:style style:name="P12" style:family="paragraph" style:parent-style-name="Standard">
      <style:text-properties officeooo:paragraph-rsid="00298146"/>
    </style:style>
    <style:style style:name="P13" style:family="paragraph" style:parent-style-name="Standard">
      <style:text-properties fo:font-weight="bold" officeooo:rsid="00298146" officeooo:paragraph-rsid="00298146" style:font-weight-asian="bold" style:font-weight-complex="bold"/>
    </style:style>
    <style:style style:name="P14" style:family="paragraph" style:parent-style-name="Table_20_Contents">
      <style:text-properties officeooo:paragraph-rsid="0008d9fe"/>
    </style:style>
    <style:style style:name="P15" style:family="paragraph" style:parent-style-name="Table_20_Contents">
      <style:text-properties fo:language="sv" fo:country="SE" officeooo:rsid="00068a16" officeooo:paragraph-rsid="0008d9fe"/>
    </style:style>
    <style:style style:name="P16" style:family="paragraph" style:parent-style-name="Table_20_Contents">
      <style:text-properties fo:language="sv" fo:country="SE" officeooo:rsid="00068a16" officeooo:paragraph-rsid="000ea435"/>
    </style:style>
    <style:style style:name="P17" style:family="paragraph" style:parent-style-name="Table_20_Contents">
      <style:text-properties fo:language="sv" fo:country="SE" officeooo:rsid="00068a16" officeooo:paragraph-rsid="001247ef"/>
    </style:style>
    <style:style style:name="P18" style:family="paragraph" style:parent-style-name="Table_20_Contents">
      <style:text-properties fo:language="sv" fo:country="SE" officeooo:rsid="00068a16" officeooo:paragraph-rsid="0016e073"/>
    </style:style>
    <style:style style:name="P19" style:family="paragraph" style:parent-style-name="Table_20_Contents">
      <style:text-properties fo:language="sv" fo:country="SE" officeooo:rsid="00068a16" officeooo:paragraph-rsid="00068a16"/>
    </style:style>
    <style:style style:name="P20" style:family="paragraph" style:parent-style-name="Table_20_Contents">
      <style:text-properties fo:language="sv" fo:country="SE" officeooo:rsid="00068a16" officeooo:paragraph-rsid="001b1319"/>
    </style:style>
    <style:style style:name="P21" style:family="paragraph" style:parent-style-name="Table_20_Contents">
      <style:text-properties fo:language="sv" fo:country="SE" officeooo:rsid="00068a16" officeooo:paragraph-rsid="00298146"/>
    </style:style>
    <style:style style:name="P22" style:family="paragraph" style:parent-style-name="Table_20_Contents">
      <style:text-properties fo:language="sv" fo:country="SE" officeooo:paragraph-rsid="0008d9fe"/>
    </style:style>
    <style:style style:name="P23" style:family="paragraph" style:parent-style-name="Table_20_Contents">
      <style:text-properties fo:language="sv" fo:country="SE" officeooo:rsid="000aa0be" officeooo:paragraph-rsid="000aa0be"/>
    </style:style>
    <style:style style:name="P24" style:family="paragraph" style:parent-style-name="Table_20_Contents">
      <style:text-properties fo:language="sv" fo:country="SE" officeooo:rsid="000aa0be" officeooo:paragraph-rsid="0016e073"/>
    </style:style>
    <style:style style:name="P25" style:family="paragraph" style:parent-style-name="Table_20_Contents">
      <style:text-properties fo:language="sv" fo:country="SE" officeooo:rsid="000c4754" officeooo:paragraph-rsid="000c4754"/>
    </style:style>
    <style:style style:name="P26" style:family="paragraph" style:parent-style-name="Table_20_Contents">
      <style:text-properties fo:language="sv" fo:country="SE" officeooo:rsid="000aa0be" officeooo:paragraph-rsid="000aa0be" fo:background-color="#ffffa6"/>
    </style:style>
    <style:style style:name="P27" style:family="paragraph" style:parent-style-name="Table_20_Contents">
      <style:text-properties fo:language="sv" fo:country="SE" officeooo:rsid="000c4754" officeooo:paragraph-rsid="000c4754" fo:background-color="#ffffa6"/>
    </style:style>
    <style:style style:name="P28" style:family="paragraph" style:parent-style-name="Table_20_Contents">
      <style:text-properties fo:language="sv" fo:country="SE" officeooo:rsid="000c75c2" officeooo:paragraph-rsid="000c75c2" fo:background-color="#ffffa6"/>
    </style:style>
    <style:style style:name="P29" style:family="paragraph" style:parent-style-name="Table_20_Contents">
      <style:text-properties fo:language="sv" fo:country="SE" officeooo:rsid="000edff2" officeooo:paragraph-rsid="000edff2" fo:background-color="#ffffa6"/>
    </style:style>
    <style:style style:name="P30" style:family="paragraph" style:parent-style-name="Table_20_Contents">
      <style:text-properties fo:language="sv" fo:country="SE" officeooo:rsid="0010a14e" officeooo:paragraph-rsid="0010a14e" fo:background-color="#ffffa6"/>
    </style:style>
    <style:style style:name="P31" style:family="paragraph" style:parent-style-name="Table_20_Contents">
      <style:text-properties fo:language="sv" fo:country="SE" officeooo:rsid="0010a14e" officeooo:paragraph-rsid="001247ef" fo:background-color="#ffffa6"/>
    </style:style>
    <style:style style:name="P32" style:family="paragraph" style:parent-style-name="Table_20_Contents">
      <style:text-properties fo:language="sv" fo:country="SE" officeooo:rsid="0010a14e" officeooo:paragraph-rsid="001b1319" fo:background-color="#ffffa6"/>
    </style:style>
    <style:style style:name="P33" style:family="paragraph" style:parent-style-name="Table_20_Contents">
      <style:text-properties fo:language="sv" fo:country="SE" officeooo:rsid="0010a14e" officeooo:paragraph-rsid="00298146" fo:background-color="#ffffa6"/>
    </style:style>
    <style:style style:name="P34" style:family="paragraph" style:parent-style-name="Table_20_Contents">
      <style:text-properties fo:language="sv" fo:country="SE" officeooo:rsid="001997aa" officeooo:paragraph-rsid="001997aa" fo:background-color="#ffffa6"/>
    </style:style>
    <style:style style:name="P35" style:family="paragraph" style:parent-style-name="Table_20_Contents">
      <style:text-properties fo:language="sv" fo:country="SE" officeooo:rsid="001997aa" officeooo:paragraph-rsid="001b1319" fo:background-color="#ffffa6"/>
    </style:style>
    <style:style style:name="P36" style:family="paragraph" style:parent-style-name="Table_20_Contents">
      <style:text-properties fo:language="sv" fo:country="SE" officeooo:rsid="001b1319" officeooo:paragraph-rsid="001b1319" fo:background-color="#ffffa6"/>
    </style:style>
    <style:style style:name="P37" style:family="paragraph" style:parent-style-name="Table_20_Contents">
      <style:text-properties fo:language="sv" fo:country="SE" officeooo:rsid="002635ae" officeooo:paragraph-rsid="002635ae" fo:background-color="#ffffa6"/>
    </style:style>
    <style:style style:name="P38" style:family="paragraph" style:parent-style-name="Table_20_Contents">
      <style:text-properties fo:language="sv" fo:country="SE" officeooo:rsid="002635ae" officeooo:paragraph-rsid="00298146" fo:background-color="#ffffa6"/>
    </style:style>
    <style:style style:name="P39" style:family="paragraph" style:parent-style-name="Table_20_Contents">
      <style:text-properties fo:language="sv" fo:country="SE" officeooo:rsid="0027d689" officeooo:paragraph-rsid="0027d689" fo:background-color="#ffffa6"/>
    </style:style>
    <style:style style:name="P40" style:family="paragraph" style:parent-style-name="Table_20_Contents">
      <style:text-properties fo:language="sv" fo:country="SE" officeooo:rsid="0027d689" officeooo:paragraph-rsid="00298146" fo:background-color="#ffffa6"/>
    </style:style>
    <style:style style:name="P41" style:family="paragraph" style:parent-style-name="Table_20_Contents">
      <style:text-properties fo:language="sv" fo:country="SE" officeooo:rsid="002a3237" officeooo:paragraph-rsid="002a3237" fo:background-color="#ffffa6"/>
    </style:style>
    <style:style style:name="P42" style:family="paragraph" style:parent-style-name="Table_20_Contents">
      <style:text-properties fo:language="sv" fo:country="SE" officeooo:rsid="000c75c2" officeooo:paragraph-rsid="000c75c2"/>
    </style:style>
    <style:style style:name="P43" style:family="paragraph" style:parent-style-name="Table_20_Contents">
      <style:text-properties fo:language="sv" fo:country="SE" officeooo:rsid="000c75c2" officeooo:paragraph-rsid="000ea435"/>
    </style:style>
    <style:style style:name="P44" style:family="paragraph" style:parent-style-name="Table_20_Contents">
      <style:text-properties fo:language="sv" fo:country="SE" officeooo:rsid="000c75c2" officeooo:paragraph-rsid="001247ef"/>
    </style:style>
    <style:style style:name="P45" style:family="paragraph" style:parent-style-name="Table_20_Contents">
      <style:text-properties fo:language="sv" fo:country="SE" officeooo:rsid="000c75c2" officeooo:paragraph-rsid="001b1319"/>
    </style:style>
    <style:style style:name="P46" style:family="paragraph" style:parent-style-name="Table_20_Contents">
      <style:text-properties fo:language="sv" fo:country="SE" officeooo:rsid="000c75c2" officeooo:paragraph-rsid="00298146"/>
    </style:style>
    <style:style style:name="P47" style:family="paragraph" style:parent-style-name="Table_20_Contents">
      <style:text-properties fo:language="sv" fo:country="SE" officeooo:paragraph-rsid="000ea435"/>
    </style:style>
    <style:style style:name="P48" style:family="paragraph" style:parent-style-name="Table_20_Contents">
      <style:text-properties fo:language="sv" fo:country="SE" officeooo:rsid="000edff2" officeooo:paragraph-rsid="000edff2"/>
    </style:style>
    <style:style style:name="P49" style:family="paragraph" style:parent-style-name="Table_20_Contents">
      <style:text-properties fo:language="sv" fo:country="SE" officeooo:rsid="000edff2" officeooo:paragraph-rsid="0010a14e"/>
    </style:style>
    <style:style style:name="P50" style:family="paragraph" style:parent-style-name="Table_20_Contents">
      <style:text-properties fo:language="sv" fo:country="SE" officeooo:rsid="000edff2" officeooo:paragraph-rsid="001b1319"/>
    </style:style>
    <style:style style:name="P51" style:family="paragraph" style:parent-style-name="Table_20_Contents">
      <style:text-properties fo:language="sv" fo:country="SE" officeooo:rsid="000edff2" officeooo:paragraph-rsid="00298146"/>
    </style:style>
    <style:style style:name="P52" style:family="paragraph" style:parent-style-name="Table_20_Contents">
      <style:text-properties fo:language="sv" fo:country="SE" officeooo:rsid="000edff2" officeooo:paragraph-rsid="000edff2" fo:background-color="transparent"/>
    </style:style>
    <style:style style:name="P53" style:family="paragraph" style:parent-style-name="Table_20_Contents">
      <style:text-properties fo:language="sv" fo:country="SE" officeooo:rsid="001997aa" officeooo:paragraph-rsid="001997aa" fo:background-color="transparent"/>
    </style:style>
    <style:style style:name="P54" style:family="paragraph" style:parent-style-name="Table_20_Contents">
      <style:text-properties fo:language="sv" fo:country="SE" officeooo:rsid="001997aa" officeooo:paragraph-rsid="001b1319" fo:background-color="transparent"/>
    </style:style>
    <style:style style:name="P55" style:family="paragraph" style:parent-style-name="Table_20_Contents">
      <style:text-properties fo:language="sv" fo:country="SE" officeooo:paragraph-rsid="001247ef"/>
    </style:style>
    <style:style style:name="P56" style:family="paragraph" style:parent-style-name="Table_20_Contents">
      <style:text-properties fo:language="sv" fo:country="SE" officeooo:rsid="000ea435" officeooo:paragraph-rsid="001247ef"/>
    </style:style>
    <style:style style:name="P57" style:family="paragraph" style:parent-style-name="Table_20_Contents">
      <style:text-properties fo:language="sv" fo:country="SE" officeooo:rsid="000ea435" officeooo:paragraph-rsid="001b1319"/>
    </style:style>
    <style:style style:name="P58" style:family="paragraph" style:parent-style-name="Table_20_Contents">
      <style:text-properties fo:language="sv" fo:country="SE" officeooo:rsid="000ea435" officeooo:paragraph-rsid="00298146"/>
    </style:style>
    <style:style style:name="P59" style:family="paragraph" style:parent-style-name="Table_20_Contents">
      <style:text-properties fo:language="sv" fo:country="SE" officeooo:rsid="00152926" officeooo:paragraph-rsid="0016e073"/>
    </style:style>
    <style:style style:name="P60" style:family="paragraph" style:parent-style-name="Table_20_Contents">
      <style:text-properties fo:language="sv" fo:country="SE" officeooo:rsid="00152926" officeooo:paragraph-rsid="00152926"/>
    </style:style>
    <style:style style:name="P61" style:family="paragraph" style:parent-style-name="Table_20_Contents">
      <style:text-properties fo:language="sv" fo:country="SE" officeooo:rsid="0016e073" officeooo:paragraph-rsid="0016e073"/>
    </style:style>
    <style:style style:name="P62" style:family="paragraph" style:parent-style-name="Table_20_Contents">
      <style:text-properties fo:language="sv" fo:country="SE" officeooo:paragraph-rsid="0016e073"/>
    </style:style>
    <style:style style:name="P63" style:family="paragraph" style:parent-style-name="Table_20_Contents">
      <style:text-properties fo:language="sv" fo:country="SE" officeooo:rsid="00184be8" officeooo:paragraph-rsid="00184be8"/>
    </style:style>
    <style:style style:name="P64" style:family="paragraph" style:parent-style-name="Table_20_Contents">
      <style:text-properties fo:language="sv" fo:country="SE" fo:font-weight="normal" officeooo:rsid="00184be8" officeooo:paragraph-rsid="00184be8" style:font-weight-asian="normal" style:font-weight-complex="normal"/>
    </style:style>
    <style:style style:name="P65" style:family="paragraph" style:parent-style-name="Table_20_Contents">
      <style:text-properties fo:language="sv" fo:country="SE" officeooo:paragraph-rsid="00068a16"/>
    </style:style>
    <style:style style:name="P66" style:family="paragraph" style:parent-style-name="Table_20_Contents">
      <style:text-properties fo:language="sv" fo:country="SE" officeooo:rsid="0009cb84" officeooo:paragraph-rsid="0009cb84"/>
    </style:style>
    <style:style style:name="P67" style:family="paragraph" style:parent-style-name="Table_20_Contents">
      <style:text-properties fo:language="sv" fo:country="SE" officeooo:rsid="001997aa" officeooo:paragraph-rsid="001997aa"/>
    </style:style>
    <style:style style:name="P68" style:family="paragraph" style:parent-style-name="Table_20_Contents">
      <style:text-properties fo:language="sv" fo:country="SE" officeooo:rsid="001997aa" officeooo:paragraph-rsid="001b1319"/>
    </style:style>
    <style:style style:name="P69" style:family="paragraph" style:parent-style-name="Table_20_Contents">
      <style:text-properties fo:language="sv" fo:country="SE" officeooo:paragraph-rsid="001b1319"/>
    </style:style>
    <style:style style:name="P70" style:family="paragraph" style:parent-style-name="Table_20_Contents">
      <style:text-properties fo:language="sv" fo:country="SE" officeooo:rsid="001b1319" officeooo:paragraph-rsid="001b1319"/>
    </style:style>
    <style:style style:name="P71" style:family="paragraph" style:parent-style-name="Table_20_Contents">
      <style:text-properties fo:language="sv" fo:country="SE" officeooo:rsid="002635ae" officeooo:paragraph-rsid="002635ae"/>
    </style:style>
    <style:style style:name="P72" style:family="paragraph" style:parent-style-name="Table_20_Contents">
      <style:text-properties fo:language="sv" fo:country="SE" officeooo:rsid="002635ae" officeooo:paragraph-rsid="00298146"/>
    </style:style>
    <style:style style:name="P73" style:family="paragraph" style:parent-style-name="Table_20_Contents">
      <style:text-properties fo:language="sv" fo:country="SE" officeooo:rsid="0027d689" officeooo:paragraph-rsid="0027d689"/>
    </style:style>
    <style:style style:name="P74" style:family="paragraph" style:parent-style-name="Table_20_Contents">
      <style:text-properties fo:language="sv" fo:country="SE" officeooo:rsid="0027d689" officeooo:paragraph-rsid="00298146"/>
    </style:style>
    <style:style style:name="P75" style:family="paragraph" style:parent-style-name="Table_20_Contents">
      <style:text-properties fo:language="sv" fo:country="SE" officeooo:paragraph-rsid="00298146"/>
    </style:style>
    <style:style style:name="P76" style:family="paragraph" style:parent-style-name="Table_20_Contents">
      <style:text-properties fo:language="sv" fo:country="SE" officeooo:rsid="002a3237" officeooo:paragraph-rsid="002a3237"/>
    </style:style>
    <style:style style:name="P77" style:family="paragraph" style:parent-style-name="Table_20_Contents">
      <style:text-properties officeooo:paragraph-rsid="000c75c2"/>
    </style:style>
    <style:style style:name="P78" style:family="paragraph" style:parent-style-name="Table_20_Contents">
      <style:text-properties officeooo:paragraph-rsid="000ea435"/>
    </style:style>
    <style:style style:name="P79" style:family="paragraph" style:parent-style-name="Table_20_Contents">
      <style:text-properties officeooo:paragraph-rsid="001247ef"/>
    </style:style>
    <style:style style:name="P80" style:family="paragraph" style:parent-style-name="Table_20_Contents">
      <style:text-properties officeooo:paragraph-rsid="0016e073"/>
    </style:style>
    <style:style style:name="P81" style:family="paragraph" style:parent-style-name="Table_20_Contents">
      <style:text-properties officeooo:paragraph-rsid="00088c48"/>
    </style:style>
    <style:style style:name="P82" style:family="paragraph" style:parent-style-name="Table_20_Contents">
      <style:text-properties officeooo:paragraph-rsid="001b1319"/>
    </style:style>
    <style:style style:name="P83" style:family="paragraph" style:parent-style-name="Table_20_Contents">
      <style:text-properties officeooo:paragraph-rsid="00298146"/>
    </style:style>
    <style:style style:name="P84" style:family="paragraph" style:parent-style-name="Standard">
      <style:text-properties fo:language="sv" fo:country="SE" fo:font-weight="bold" officeooo:rsid="000df615" officeooo:paragraph-rsid="000df615" style:font-weight-asian="bold" style:font-weight-complex="bold"/>
    </style:style>
    <style:style style:name="P85" style:family="paragraph" style:parent-style-name="Heading_20_1">
      <style:text-properties fo:language="sv" fo:country="SE" officeooo:rsid="00088c48" officeooo:paragraph-rsid="00088c48"/>
    </style:style>
    <style:style style:name="P86" style:family="paragraph" style:parent-style-name="Heading_20_2">
      <style:text-properties fo:language="sv" fo:country="SE" officeooo:rsid="00088c48" officeooo:paragraph-rsid="00088c48"/>
    </style:style>
    <style:style style:name="P87" style:family="paragraph" style:parent-style-name="Heading_20_3">
      <style:text-properties fo:language="sv" fo:country="SE" officeooo:rsid="0020c127" officeooo:paragraph-rsid="0020c127"/>
    </style:style>
    <style:style style:name="P88" style:family="paragraph" style:parent-style-name="Heading_20_3">
      <style:text-properties officeooo:paragraph-rsid="0016e073"/>
    </style:style>
    <style:style style:name="P89" style:family="paragraph" style:parent-style-name="Text_20_body">
      <style:text-properties fo:language="sv" fo:country="SE" officeooo:rsid="00088c48" officeooo:paragraph-rsid="00088c48"/>
    </style:style>
    <style:style style:name="P90" style:family="paragraph" style:parent-style-name="Text_20_body">
      <style:text-properties fo:language="sv" fo:country="SE" officeooo:rsid="002b9489" officeooo:paragraph-rsid="002b9489"/>
    </style:style>
    <style:style style:name="T1" style:family="text">
      <style:text-properties officeooo:rsid="00068a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8a16" style:font-weight-asian="bold" style:font-weight-complex="bold"/>
    </style:style>
    <style:style style:name="T4" style:family="text">
      <style:text-properties fo:font-weight="bold" officeooo:rsid="00088c48" style:font-weight-asian="bold" style:font-weight-complex="bold"/>
    </style:style>
    <style:style style:name="T5" style:family="text">
      <style:text-properties fo:font-weight="bold" officeooo:rsid="0008d9fe" style:font-weight-asian="bold" style:font-weight-complex="bold"/>
    </style:style>
    <style:style style:name="T6" style:family="text">
      <style:text-properties fo:font-weight="bold" officeooo:rsid="001b9f2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8a16" style:font-weight-asian="normal" style:font-weight-complex="normal"/>
    </style:style>
    <style:style style:name="T9" style:family="text">
      <style:text-properties fo:font-weight="normal" officeooo:rsid="0008d9fe" style:font-weight-asian="normal" style:font-weight-complex="normal"/>
    </style:style>
    <style:style style:name="T10" style:family="text">
      <style:text-properties fo:language="sv" fo:country="SE" officeooo:rsid="0008d9fe"/>
    </style:style>
    <style:style style:name="T11" style:family="text">
      <style:text-properties fo:language="sv" fo:country="SE" fo:font-weight="bold" officeooo:rsid="000aa0be" style:font-weight-asian="bold" style:font-weight-complex="bold"/>
    </style:style>
    <style:style style:name="T12" style:family="text">
      <style:text-properties fo:language="sv" fo:country="SE" fo:font-weight="bold" officeooo:rsid="000c75c2" style:font-weight-asian="bold" style:font-weight-complex="bold"/>
    </style:style>
    <style:style style:name="T13" style:family="text">
      <style:text-properties fo:language="sv" fo:country="SE" fo:font-weight="bold" officeooo:rsid="000ea435" style:font-weight-asian="bold" style:font-weight-complex="bold"/>
    </style:style>
    <style:style style:name="T14" style:family="text">
      <style:text-properties fo:language="sv" fo:country="SE" fo:font-weight="bold" officeooo:rsid="0016e073" style:font-weight-asian="bold" style:font-weight-complex="bold"/>
    </style:style>
    <style:style style:name="T15" style:family="text">
      <style:text-properties fo:language="sv" fo:country="SE" fo:font-weight="bold" officeooo:rsid="00088c48" style:font-weight-asian="bold" style:font-weight-complex="bold"/>
    </style:style>
    <style:style style:name="T16" style:family="text">
      <style:text-properties fo:language="sv" fo:country="SE" fo:font-weight="bold" officeooo:rsid="00184be8" style:font-weight-asian="bold" style:font-weight-complex="bold"/>
    </style:style>
    <style:style style:name="T17" style:family="text">
      <style:text-properties fo:language="sv" fo:country="SE" fo:font-weight="normal" officeooo:rsid="00068a16" style:font-weight-asian="normal" style:font-weight-complex="normal"/>
    </style:style>
    <style:style style:name="T18" style:family="text">
      <style:text-properties fo:language="sv" fo:country="SE" fo:font-weight="normal" officeooo:rsid="000aa0be" style:font-weight-asian="normal" style:font-weight-complex="normal"/>
    </style:style>
    <style:style style:name="T19" style:family="text">
      <style:text-properties fo:language="sv" fo:country="SE" fo:font-weight="normal" officeooo:rsid="000c4754" style:font-weight-asian="normal" style:font-weight-complex="normal"/>
    </style:style>
    <style:style style:name="T20" style:family="text">
      <style:text-properties fo:language="sv" fo:country="SE" fo:font-weight="normal" officeooo:rsid="000ea435" style:font-weight-asian="normal" style:font-weight-complex="normal"/>
    </style:style>
    <style:style style:name="T21" style:family="text">
      <style:text-properties fo:language="sv" fo:country="SE" fo:font-weight="normal" officeooo:rsid="00184be8" style:font-weight-asian="normal" style:font-weight-complex="normal"/>
    </style:style>
    <style:style style:name="T22" style:family="text">
      <style:text-properties fo:language="sv" fo:country="SE" fo:font-weight="normal" officeooo:rsid="001997aa" style:font-weight-asian="normal" style:font-weight-complex="normal"/>
    </style:style>
    <style:style style:name="T23" style:family="text">
      <style:text-properties fo:language="sv" fo:country="SE" fo:font-weight="normal" officeooo:rsid="001b1319" style:font-weight-asian="normal" style:font-weight-complex="normal"/>
    </style:style>
    <style:style style:name="T24" style:family="text">
      <style:text-properties fo:language="sv" fo:country="SE" officeooo:rsid="0009cb84"/>
    </style:style>
    <style:style style:name="T25" style:family="text">
      <style:text-properties fo:language="sv" fo:country="SE" officeooo:rsid="00088c48"/>
    </style:style>
    <style:style style:name="T26" style:family="text">
      <style:text-properties fo:language="sv" fo:country="SE" officeooo:rsid="000aa0be"/>
    </style:style>
    <style:style style:name="T27" style:family="text">
      <style:text-properties fo:language="sv" fo:country="SE" officeooo:rsid="00068a16"/>
    </style:style>
    <style:style style:name="T28" style:family="text">
      <style:text-properties fo:language="sv" fo:country="SE" officeooo:rsid="000c4754"/>
    </style:style>
    <style:style style:name="T29" style:family="text">
      <style:text-properties fo:language="sv" fo:country="SE" officeooo:rsid="000c75c2"/>
    </style:style>
    <style:style style:name="T30" style:family="text">
      <style:text-properties fo:language="sv" fo:country="SE" officeooo:rsid="000ea435"/>
    </style:style>
    <style:style style:name="T31" style:family="text">
      <style:text-properties fo:language="sv" fo:country="SE" officeooo:rsid="000edff2"/>
    </style:style>
    <style:style style:name="T32" style:family="text">
      <style:text-properties fo:language="sv" fo:country="SE" officeooo:rsid="0010a14e"/>
    </style:style>
    <style:style style:name="T33" style:family="text">
      <style:text-properties fo:language="sv" fo:country="SE" officeooo:rsid="0016e073"/>
    </style:style>
    <style:style style:name="T34" style:family="text">
      <style:text-properties fo:language="sv" fo:country="SE" officeooo:rsid="00184be8"/>
    </style:style>
    <style:style style:name="T35" style:family="text">
      <style:text-properties fo:language="sv" fo:country="SE" officeooo:rsid="001997aa"/>
    </style:style>
    <style:style style:name="T36" style:family="text">
      <style:text-properties fo:language="sv" fo:country="SE" officeooo:rsid="001b1319"/>
    </style:style>
    <style:style style:name="T37" style:family="text">
      <style:text-properties officeooo:rsid="0008d9fe"/>
    </style:style>
    <style:style style:name="T38" style:family="text">
      <style:text-properties officeooo:rsid="000ea435"/>
    </style:style>
    <style:style style:name="T39" style:family="text">
      <style:text-properties officeooo:rsid="0010a14e"/>
    </style:style>
    <style:style style:name="T40" style:family="text">
      <style:text-properties officeooo:rsid="001b9f24"/>
    </style:style>
    <style:style style:name="T41" style:family="text">
      <style:text-properties officeooo:rsid="001ce3bf"/>
    </style:style>
    <style:style style:name="T42" style:family="text">
      <style:text-properties officeooo:rsid="001e3a50"/>
    </style:style>
    <style:style style:name="T43" style:family="text">
      <style:text-properties officeooo:rsid="001f403b"/>
    </style:style>
    <style:style style:name="T44" style:family="text">
      <style:text-properties officeooo:rsid="001f46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5" text:outline-level="1">Verb</text:h>
      <text:h text:style-name="P86" text:outline-level="2">De fyra konjugeringarna</text:h>
      <text:p text:style-name="P89">I presens böjs verben efter person enligt <text:span text:style-name="T37">de fyra konjugeringarna. Vilken av de fyra styrs av ifall verbet slutar på betonat </text:span><text:span text:style-name="T5">-á</text:span><text:span text:style-name="T37"> (1), betonat -e</text:span><text:span text:style-name="T5">á</text:span><text:span text:style-name="T9"> (2), obetonat -</text:span><text:span text:style-name="T5">e</text:span><text:span text:style-name="T9"> (3) eller betonat -</text:span><text:span text:style-name="T5">í</text:span><text:span text:style-name="T9"> (4). Utöver de regelbundna verben, finns det ett mindre antal helt oregelbunda.</text:span></text:p>
      <text:p text:style-name="P90"><text:span text:style-name="T9">B</text:span><text:span text:style-name="T7">ra hemsida: </text:span><text:a xlink:type="simple" xlink:href="https://www.conjugare.ro/romana.php?conjugare=primi" text:style-name="Internet_20_link" text:visited-style-name="Visited_20_Internet_20_Link"><text:span text:style-name="T7">https://www.conjugare.ro/romana.php?conjugare=primi</text:span></text:a></text:p>
      <text:h text:style-name="Heading_20_3" text:outline-level="3">Oregelbundna (ir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905128209440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66">a fi = att vara</text:p>
          </table:table-cell>
          <table:table-cell table:style-name="Table1.A1" office:value-type="string">
            <text:p text:style-name="P65"><text:span text:style-name="T1">a ave</text:span><text:span text:style-name="T3">a </text:span><text:span text:style-name="T4">(</text:span><text:span text:style-name="T5">ir</text:span><text:span text:style-name="T4">) </text:span><text:span text:style-name="T8">= att ha</text:span></text:p>
          </table:table-cell>
          <table:table-cell table:style-name="Table1.A1" office:value-type="string">
            <text:p text:style-name="P81"><text:span text:style-name="T24">a</text:span><text:span text:style-name="T25"> </text:span><text:span text:style-name="T24">vrea</text:span><text:span text:style-name="T25"> () = att </text:span><text:span text:style-name="T26">vilja, vilja ha</text:span></text:p>
          </table:table-cell>
          <table:table-cell table:style-name="Table1.A1" office:value-type="string">
            <text:p text:style-name="P23">a da = att ge</text:p>
          </table:table-cell>
          <table:table-cell table:style-name="Table1.F1" office:value-type="string">
            <text:p text:style-name="P23">a sta = stå, stanna, bo</text:p>
          </table:table-cell>
        </table:table-row>
        <table:table-row table:style-name="TableLine93905128302768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F2" office:value-type="string">
            <text:p text:style-name="P65"/>
          </table:table-cell>
        </table:table-row>
        <table:table-row table:style-name="TableLine93905128306032">
          <table:table-cell table:style-name="Table1.A2" office:value-type="string">
            <text:p text:style-name="P19">eu</text:p>
          </table:table-cell>
          <table:table-cell table:style-name="Table1.A2" office:value-type="string">
            <text:p text:style-name="P66">sunt</text:p>
          </table:table-cell>
          <table:table-cell table:style-name="Table1.A2" office:value-type="string">
            <text:p text:style-name="P19">am</text:p>
          </table:table-cell>
          <table:table-cell table:style-name="Table1.A2" office:value-type="string">
            <text:p text:style-name="P23">vreau</text:p>
          </table:table-cell>
          <table:table-cell table:style-name="Table1.A2" office:value-type="string">
            <text:p text:style-name="P60">dau</text:p>
          </table:table-cell>
          <table:table-cell table:style-name="Table1.F2" office:value-type="string">
            <text:p text:style-name="P60">stau</text:p>
          </table:table-cell>
        </table:table-row>
        <table:table-row table:style-name="TableLine93905128307248">
          <table:table-cell table:style-name="Table1.A2" office:value-type="string">
            <text:p text:style-name="P19">tu</text:p>
          </table:table-cell>
          <table:table-cell table:style-name="Table1.A2" office:value-type="string">
            <text:p text:style-name="P66">ești</text:p>
          </table:table-cell>
          <table:table-cell table:style-name="Table1.A2" office:value-type="string">
            <text:p text:style-name="P19">ai</text:p>
          </table:table-cell>
          <table:table-cell table:style-name="Table1.A2" office:value-type="string">
            <text:p text:style-name="P23">vrei</text:p>
          </table:table-cell>
          <table:table-cell table:style-name="Table1.A2" office:value-type="string">
            <text:p text:style-name="P60">dai</text:p>
          </table:table-cell>
          <table:table-cell table:style-name="Table1.F2" office:value-type="string">
            <text:p text:style-name="P60">stai</text:p>
          </table:table-cell>
        </table:table-row>
        <table:table-row table:style-name="TableLine93905128308624">
          <table:table-cell table:style-name="Table1.A2" office:value-type="string">
            <text:p text:style-name="P19">el/ea</text:p>
          </table:table-cell>
          <table:table-cell table:style-name="Table1.A2" office:value-type="string">
            <text:p text:style-name="P66">este, <text:span text:style-name="T42">e</text:span></text:p>
          </table:table-cell>
          <table:table-cell table:style-name="Table1.A2" office:value-type="string">
            <text:p text:style-name="P19">are</text:p>
          </table:table-cell>
          <table:table-cell table:style-name="Table1.A2" office:value-type="string">
            <text:p text:style-name="P23">vre<text:span text:style-name="T2">a</text:span></text:p>
          </table:table-cell>
          <table:table-cell table:style-name="Table1.A2" office:value-type="string">
            <text:p text:style-name="P60">dă</text:p>
          </table:table-cell>
          <table:table-cell table:style-name="Table1.F2" office:value-type="string">
            <text:p text:style-name="P60">stă</text:p>
          </table:table-cell>
        </table:table-row>
        <table:table-row table:style-name="TableLine93905128310032">
          <table:table-cell table:style-name="Table1.A2" office:value-type="string">
            <text:p text:style-name="P19">noi</text:p>
          </table:table-cell>
          <table:table-cell table:style-name="Table1.A2" office:value-type="string">
            <text:p text:style-name="P66">suntem</text:p>
          </table:table-cell>
          <table:table-cell table:style-name="Table1.A2" office:value-type="string">
            <text:p text:style-name="P19">avem</text:p>
          </table:table-cell>
          <table:table-cell table:style-name="Table1.A2" office:value-type="string">
            <text:p text:style-name="P23">vrem</text:p>
          </table:table-cell>
          <table:table-cell table:style-name="Table1.A2" office:value-type="string">
            <text:p text:style-name="P60">dăm</text:p>
          </table:table-cell>
          <table:table-cell table:style-name="Table1.F2" office:value-type="string">
            <text:p text:style-name="P60">stăm</text:p>
          </table:table-cell>
        </table:table-row>
        <table:table-row table:style-name="TableLine93905128311312">
          <table:table-cell table:style-name="Table1.A2" office:value-type="string">
            <text:p text:style-name="P19">voi/dvs</text:p>
          </table:table-cell>
          <table:table-cell table:style-name="Table1.A2" office:value-type="string">
            <text:p text:style-name="P66">sunteți</text:p>
          </table:table-cell>
          <table:table-cell table:style-name="Table1.A2" office:value-type="string">
            <text:p text:style-name="P19">aveți</text:p>
          </table:table-cell>
          <table:table-cell table:style-name="Table1.A2" office:value-type="string">
            <text:p text:style-name="P23">vreți</text:p>
          </table:table-cell>
          <table:table-cell table:style-name="Table1.A2" office:value-type="string">
            <text:p text:style-name="P61">dați</text:p>
          </table:table-cell>
          <table:table-cell table:style-name="Table1.F2" office:value-type="string">
            <text:p text:style-name="P61">stați</text:p>
          </table:table-cell>
        </table:table-row>
        <table:table-row table:style-name="TableLine93905128312640">
          <table:table-cell table:style-name="Table1.A2" office:value-type="string">
            <text:p text:style-name="P19">ei/ele</text:p>
          </table:table-cell>
          <table:table-cell table:style-name="Table1.A2" office:value-type="string">
            <text:p text:style-name="P66">sunt</text:p>
          </table:table-cell>
          <table:table-cell table:style-name="Table1.A2" office:value-type="string">
            <text:p text:style-name="P19">au</text:p>
          </table:table-cell>
          <table:table-cell table:style-name="Table1.A2" office:value-type="string">
            <text:p text:style-name="P23">vor</text:p>
          </table:table-cell>
          <table:table-cell table:style-name="Table1.A2" office:value-type="string">
            <text:p text:style-name="P60">dau</text:p>
          </table:table-cell>
          <table:table-cell table:style-name="Table1.F2" office:value-type="string">
            <text:p text:style-name="P61">stau</text:p>
          </table:table-cell>
        </table:table-row>
      </table:table>
      <text:p text:style-name="P5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3905128314656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80"><text:span text:style-name="T24">a </text:span><text:span text:style-name="T33">mânc</text:span><text:span text:style-name="T14">a</text:span><text:span text:style-name="T24"> = att </text:span><text:span text:style-name="T33">äta</text:span></text:p>
          </table:table-cell>
          <table:table-cell table:style-name="Table5.A1" office:value-type="string">
            <text:p text:style-name="P80"><text:span text:style-name="T27">a </text:span><text:span text:style-name="T34">lu</text:span><text:span text:style-name="T16">a</text:span><text:span text:style-name="T15"> </text:span><text:span text:style-name="T17">= att </text:span><text:span text:style-name="T21">t</text:span><text:span text:style-name="T17">a</text:span></text:p>
          </table:table-cell>
          <table:table-cell table:style-name="Table5.A1" office:value-type="string">
            <text:p text:style-name="P80"><text:span text:style-name="T24">a</text:span><text:span text:style-name="T25"> </text:span><text:span text:style-name="T34">be</text:span><text:span text:style-name="T16">a</text:span><text:span text:style-name="T34"> = att dricka</text:span></text:p>
          </table:table-cell>
          <table:table-cell table:style-name="Table5.A1" office:value-type="string">
            <text:p text:style-name="P24"/>
          </table:table-cell>
          <table:table-cell table:style-name="Table5.F1" office:value-type="string">
            <text:p text:style-name="P24"/>
          </table:table-cell>
        </table:table-row>
        <table:table-row table:style-name="TableLine93905128353904"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F2" office:value-type="string">
            <text:p text:style-name="P62"/>
          </table:table-cell>
        </table:table-row>
        <table:table-row table:style-name="TableLine93905128357232">
          <table:table-cell table:style-name="Table5.A2" office:value-type="string">
            <text:p text:style-name="P18">eu</text:p>
          </table:table-cell>
          <table:table-cell table:style-name="Table5.A2" office:value-type="string">
            <text:p text:style-name="P63">mănânc</text:p>
          </table:table-cell>
          <table:table-cell table:style-name="Table5.A2" office:value-type="string">
            <text:p text:style-name="P63">iau</text:p>
          </table:table-cell>
          <table:table-cell table:style-name="Table5.A2" office:value-type="string">
            <text:p text:style-name="P63">beau</text:p>
          </table:table-cell>
          <table:table-cell table:style-name="Table5.A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Line93905128358448">
          <table:table-cell table:style-name="Table5.A2" office:value-type="string">
            <text:p text:style-name="P18">tu</text:p>
          </table:table-cell>
          <table:table-cell table:style-name="Table5.A2" office:value-type="string">
            <text:p text:style-name="P63">măn<text:span text:style-name="T43">â</text:span>nci</text:p>
          </table:table-cell>
          <table:table-cell table:style-name="Table5.A2" office:value-type="string">
            <text:p text:style-name="P63">iei</text:p>
          </table:table-cell>
          <table:table-cell table:style-name="Table5.A2" office:value-type="string">
            <text:p text:style-name="P63">bei</text:p>
          </table:table-cell>
          <table:table-cell table:style-name="Table5.A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Line93905128359824">
          <table:table-cell table:style-name="Table5.A2" office:value-type="string">
            <text:p text:style-name="P18">el/ea</text:p>
          </table:table-cell>
          <table:table-cell table:style-name="Table5.A2" office:value-type="string">
            <text:p text:style-name="P63">mănâncă</text:p>
          </table:table-cell>
          <table:table-cell table:style-name="Table5.A2" office:value-type="string">
            <text:p text:style-name="P63">ia</text:p>
          </table:table-cell>
          <table:table-cell table:style-name="Table5.A2" office:value-type="string">
            <text:p text:style-name="P64">bea</text:p>
          </table:table-cell>
          <table:table-cell table:style-name="Table5.A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Line93905128361232">
          <table:table-cell table:style-name="Table5.A2" office:value-type="string">
            <text:p text:style-name="P18">noi</text:p>
          </table:table-cell>
          <table:table-cell table:style-name="Table5.A2" office:value-type="string">
            <text:p text:style-name="P63">mâncăm</text:p>
          </table:table-cell>
          <table:table-cell table:style-name="Table5.A2" office:value-type="string">
            <text:p text:style-name="P63">luăm</text:p>
          </table:table-cell>
          <table:table-cell table:style-name="Table5.A2" office:value-type="string">
            <text:p text:style-name="P63">bem</text:p>
          </table:table-cell>
          <table:table-cell table:style-name="Table5.A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Line93905128362512">
          <table:table-cell table:style-name="Table5.A2" office:value-type="string">
            <text:p text:style-name="P18">voi/dvs</text:p>
          </table:table-cell>
          <table:table-cell table:style-name="Table5.A2" office:value-type="string">
            <text:p text:style-name="P63">mâncați</text:p>
          </table:table-cell>
          <table:table-cell table:style-name="Table5.A2" office:value-type="string">
            <text:p text:style-name="P63">luați</text:p>
          </table:table-cell>
          <table:table-cell table:style-name="Table5.A2" office:value-type="string">
            <text:p text:style-name="P63">beți</text:p>
          </table:table-cell>
          <table:table-cell table:style-name="Table5.A2" office:value-type="string">
            <text:p text:style-name="P61"/>
          </table:table-cell>
          <table:table-cell table:style-name="Table5.F2" office:value-type="string">
            <text:p text:style-name="P61"/>
          </table:table-cell>
        </table:table-row>
        <table:table-row table:style-name="TableLine93905128363840">
          <table:table-cell table:style-name="Table5.A2" office:value-type="string">
            <text:p text:style-name="P18">ei/ele</text:p>
          </table:table-cell>
          <table:table-cell table:style-name="Table5.A2" office:value-type="string">
            <text:p text:style-name="P63">mănânc<text:span text:style-name="T44">ă</text:span></text:p>
          </table:table-cell>
          <table:table-cell table:style-name="Table5.A2" office:value-type="string">
            <text:p text:style-name="P63">iau</text:p>
          </table:table-cell>
          <table:table-cell table:style-name="Table5.A2" office:value-type="string">
            <text:p text:style-name="P63">beau</text:p>
          </table:table-cell>
          <table:table-cell table:style-name="Table5.A2" office:value-type="string">
            <text:p text:style-name="P59"/>
          </table:table-cell>
          <table:table-cell table:style-name="Table5.F2" office:value-type="string">
            <text:p text:style-name="P61"/>
          </table:table-cell>
        </table:table-row>
      </table:table>
      <text:h text:style-name="P87" text:outline-level="3"/>
      <text:h text:style-name="P88" text:outline-level="3"><text:span text:style-name="T26">Regelbundna</text:span><text:span text:style-name="T10"> (</text:span><text:span text:style-name="T26">1-4</text:span><text:span text:style-name="T10">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3905128366400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<text:span text:style-name="T27">a </text:span><text:span text:style-name="T26">cânt</text:span><text:span text:style-name="T11">a</text:span><text:span text:style-name="T17"> </text:span><text:span text:style-name="T19">(1)</text:span><text:span text:style-name="T17">= att </text:span><text:span text:style-name="T18">sjunga, spela</text:span></text:p>
          </table:table-cell>
          <table:table-cell table:style-name="Table2.A1" office:value-type="string">
            <text:p text:style-name="P14"><text:span text:style-name="T28">a</text:span><text:span text:style-name="T25"> </text:span><text:span text:style-name="T29">cade</text:span><text:span text:style-name="T12">a</text:span><text:span text:style-name="T25"> (</text:span><text:span text:style-name="T29">2</text:span><text:span text:style-name="T25">) = att </text:span><text:span text:style-name="T29">tiga, vara tyst</text:span></text:p>
          </table:table-cell>
          <table:table-cell table:style-name="Table2.A1" office:value-type="string">
            <text:p text:style-name="P42">a merg<text:span text:style-name="T2">e</text:span> (3) = att gå, åka</text:p>
          </table:table-cell>
          <table:table-cell table:style-name="Table2.E1" office:value-type="string">
            <text:p text:style-name="P42">a dorm<text:span text:style-name="T2">i</text:span> (4) = att sova</text:p>
          </table:table-cell>
        </table:table-row>
        <table:table-row table:style-name="TableLine93905128404944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E2" office:value-type="string">
            <text:p text:style-name="P22"/>
          </table:table-cell>
        </table:table-row>
        <table:table-row table:style-name="TableLine93905128407568">
          <table:table-cell table:style-name="Table2.A2" office:value-type="string">
            <text:p text:style-name="P15">eu</text:p>
          </table:table-cell>
          <table:table-cell table:style-name="Table2.A2" office:value-type="string">
            <text:p text:style-name="P23">cânt</text:p>
          </table:table-cell>
          <table:table-cell table:style-name="Table2.A2" office:value-type="string">
            <text:p text:style-name="P28">cad</text:p>
          </table:table-cell>
          <table:table-cell table:style-name="Table2.A2" office:value-type="string">
            <text:p text:style-name="P28">merg</text:p>
          </table:table-cell>
          <table:table-cell table:style-name="Table2.E2" office:value-type="string">
            <text:p text:style-name="P28">dorm</text:p>
          </table:table-cell>
        </table:table-row>
        <table:table-row table:style-name="TableLine93905128408624">
          <table:table-cell table:style-name="Table2.A2" office:value-type="string">
            <text:p text:style-name="P15">tu</text:p>
          </table:table-cell>
          <table:table-cell table:style-name="Table2.A2" office:value-type="string">
            <text:p text:style-name="P23">cânț-i</text:p>
          </table:table-cell>
          <table:table-cell table:style-name="Table2.A2" office:value-type="string">
            <text:p text:style-name="P42">caz-i</text:p>
          </table:table-cell>
          <table:table-cell table:style-name="Table2.A2" office:value-type="string">
            <text:p text:style-name="P42">merg-i</text:p>
          </table:table-cell>
          <table:table-cell table:style-name="Table2.E2" office:value-type="string">
            <text:p text:style-name="P42">dorm-i</text:p>
          </table:table-cell>
        </table:table-row>
        <table:table-row table:style-name="TableLine93905128409888">
          <table:table-cell table:style-name="Table2.A2" office:value-type="string">
            <text:p text:style-name="P15">el/ea</text:p>
          </table:table-cell>
          <table:table-cell table:style-name="Table2.A2" office:value-type="string">
            <text:p text:style-name="P26">cânț-ă</text:p>
          </table:table-cell>
          <table:table-cell table:style-name="Table2.A2" office:value-type="string">
            <text:p text:style-name="P42">cad-e</text:p>
          </table:table-cell>
          <table:table-cell table:style-name="Table2.A2" office:value-type="string">
            <text:p text:style-name="P42">merg-e</text:p>
          </table:table-cell>
          <table:table-cell table:style-name="Table2.E2" office:value-type="string">
            <text:p text:style-name="P42">doarm-e</text:p>
          </table:table-cell>
        </table:table-row>
        <table:table-row table:style-name="TableLine93905128411184">
          <table:table-cell table:style-name="Table2.A2" office:value-type="string">
            <text:p text:style-name="P15">noi</text:p>
          </table:table-cell>
          <table:table-cell table:style-name="Table2.A2" office:value-type="string">
            <text:p text:style-name="P23">cânț-<text:span text:style-name="T2">ă</text:span>m</text:p>
          </table:table-cell>
          <table:table-cell table:style-name="Table2.A2" office:value-type="string">
            <text:p text:style-name="P42">căd-<text:span text:style-name="T2">e</text:span>m</text:p>
          </table:table-cell>
          <table:table-cell table:style-name="Table2.A2" office:value-type="string">
            <text:p text:style-name="P42">m<text:span text:style-name="T2">e</text:span>rg-em</text:p>
          </table:table-cell>
          <table:table-cell table:style-name="Table2.E2" office:value-type="string">
            <text:p text:style-name="P77">dorm-<text:span text:style-name="T2">i</text:span>m</text:p>
          </table:table-cell>
        </table:table-row>
        <table:table-row table:style-name="TableLine93905128412352">
          <table:table-cell table:style-name="Table2.A2" office:value-type="string">
            <text:p text:style-name="P15">voi/dvs</text:p>
          </table:table-cell>
          <table:table-cell table:style-name="Table2.A2" office:value-type="string">
            <text:p text:style-name="P25">cânț-<text:span text:style-name="T2">a</text:span>ți</text:p>
          </table:table-cell>
          <table:table-cell table:style-name="Table2.A2" office:value-type="string">
            <text:p text:style-name="P42">căd-<text:span text:style-name="T2">e</text:span>ți</text:p>
          </table:table-cell>
          <table:table-cell table:style-name="Table2.A2" office:value-type="string">
            <text:p text:style-name="P42">m<text:span text:style-name="T2">e</text:span>rg-eți</text:p>
          </table:table-cell>
          <table:table-cell table:style-name="Table2.E2" office:value-type="string">
            <text:p text:style-name="P42">dorm-<text:span text:style-name="T2">i</text:span>ți</text:p>
          </table:table-cell>
        </table:table-row>
        <table:table-row table:style-name="TableLine93905128413568">
          <table:table-cell table:style-name="Table2.A2" office:value-type="string">
            <text:p text:style-name="P15">ei/ele</text:p>
          </table:table-cell>
          <table:table-cell table:style-name="Table2.A2" office:value-type="string">
            <text:p text:style-name="P27">cânt-ă</text:p>
          </table:table-cell>
          <table:table-cell table:style-name="Table2.A2" office:value-type="string">
            <text:p text:style-name="P28">cad</text:p>
          </table:table-cell>
          <table:table-cell table:style-name="Table2.A2" office:value-type="string">
            <text:p text:style-name="P28">merg</text:p>
          </table:table-cell>
          <table:table-cell table:style-name="Table2.E2" office:value-type="string">
            <text:p text:style-name="P28">dorm</text:p>
          </table:table-cell>
        </table:table-row>
      </table:table>
      <text:p text:style-name="P1"/>
      <text:p text:style-name="P84"><text:soft-page-break/>Verb i 4 konjugationen</text:p>
      <text:p text:style-name="P2">Här ingår <text:span text:style-name="T38">många verb med den inskjutna stavelsen ESC/EȘT i vissa former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3905128416464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8"><text:span text:style-name="T27">a </text:span><text:span text:style-name="T30">vorb</text:span><text:span text:style-name="T13">i</text:span><text:span text:style-name="T17">= att </text:span><text:span text:style-name="T20">tala</text:span></text:p>
          </table:table-cell>
          <table:table-cell table:style-name="Table3.A1" office:value-type="string">
            <text:p text:style-name="P78"><text:span text:style-name="T28">a</text:span><text:span text:style-name="T25"> </text:span><text:span text:style-name="T30">întâln</text:span><text:span text:style-name="T20">i = att träffa, möta</text:span></text:p>
          </table:table-cell>
          <table:table-cell table:style-name="Table3.A1" office:value-type="string">
            <text:p text:style-name="P78"><text:span text:style-name="T29">a </text:span><text:span text:style-name="T30">trăi = att </text:span><text:span text:style-name="T31">leva</text:span></text:p>
          </table:table-cell>
          <table:table-cell table:style-name="Table3.E1" office:value-type="string">
            <text:p text:style-name="P78"><text:span text:style-name="T29">a </text:span><text:span text:style-name="T30">mulțum</text:span><text:span text:style-name="T13">i</text:span><text:span text:style-name="T30"> = att tacka</text:span></text:p>
          </table:table-cell>
        </table:table-row>
        <table:table-row table:style-name="TableLine93905128453376"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E2" office:value-type="string">
            <text:p text:style-name="P47"/>
          </table:table-cell>
        </table:table-row>
        <table:table-row table:style-name="TableLine93905128456000">
          <table:table-cell table:style-name="Table3.A2" office:value-type="string">
            <text:p text:style-name="P16">eu</text:p>
          </table:table-cell>
          <table:table-cell table:style-name="Table3.A2" office:value-type="string">
            <text:p text:style-name="P29">vorb-esc</text:p>
          </table:table-cell>
          <table:table-cell table:style-name="Table3.A2" office:value-type="string">
            <text:p text:style-name="P29">întâln-esc</text:p>
          </table:table-cell>
          <table:table-cell table:style-name="Table3.A2" office:value-type="string">
            <text:p text:style-name="P30">trăi-esc</text:p>
          </table:table-cell>
          <table:table-cell table:style-name="Table3.E2" office:value-type="string">
            <text:p text:style-name="P30">mulțum-esc</text:p>
          </table:table-cell>
        </table:table-row>
        <table:table-row table:style-name="TableLine93905128456976">
          <table:table-cell table:style-name="Table3.A2" office:value-type="string">
            <text:p text:style-name="P16">tu</text:p>
          </table:table-cell>
          <table:table-cell table:style-name="Table3.A2" office:value-type="string">
            <text:p text:style-name="P48">vorb-ești</text:p>
          </table:table-cell>
          <table:table-cell table:style-name="Table3.A2" office:value-type="string">
            <text:p text:style-name="P48">întâln-ești</text:p>
          </table:table-cell>
          <table:table-cell table:style-name="Table3.A2" office:value-type="string">
            <text:p text:style-name="P78"><text:span text:style-name="T32">trăi</text:span><text:span text:style-name="T29">-</text:span><text:span text:style-name="T32">eșt</text:span><text:span text:style-name="T29">i</text:span></text:p>
          </table:table-cell>
          <table:table-cell table:style-name="Table3.E2" office:value-type="string">
            <text:p text:style-name="P78"><text:span text:style-name="T32">mulțum</text:span><text:span text:style-name="T29">-</text:span><text:span text:style-name="T32">eșt</text:span><text:span text:style-name="T29">i</text:span></text:p>
          </table:table-cell>
        </table:table-row>
        <table:table-row table:style-name="TableLine93905128458000">
          <table:table-cell table:style-name="Table3.A2" office:value-type="string">
            <text:p text:style-name="P16">el/ea</text:p>
          </table:table-cell>
          <table:table-cell table:style-name="Table3.A2" office:value-type="string">
            <text:p text:style-name="P52">vorb-ește</text:p>
          </table:table-cell>
          <table:table-cell table:style-name="Table3.A2" office:value-type="string">
            <text:p text:style-name="P48">întâln-ește</text:p>
          </table:table-cell>
          <table:table-cell table:style-name="Table3.A2" office:value-type="string">
            <text:p text:style-name="P43"><text:span text:style-name="T39">trăi</text:span>-<text:span text:style-name="T39">eșt</text:span>e</text:p>
          </table:table-cell>
          <table:table-cell table:style-name="Table3.E2" office:value-type="string">
            <text:p text:style-name="P78"><text:span text:style-name="T32">mulțum</text:span><text:span text:style-name="T29">-</text:span><text:span text:style-name="T32">eșt</text:span><text:span text:style-name="T29">e</text:span></text:p>
          </table:table-cell>
        </table:table-row>
        <table:table-row table:style-name="TableLine93905128459296">
          <table:table-cell table:style-name="Table3.A2" office:value-type="string">
            <text:p text:style-name="P16">noi</text:p>
          </table:table-cell>
          <table:table-cell table:style-name="Table3.A2" office:value-type="string">
            <text:p text:style-name="P48">vorb-im</text:p>
          </table:table-cell>
          <table:table-cell table:style-name="Table3.A2" office:value-type="string">
            <text:p text:style-name="P48">întâln-im</text:p>
          </table:table-cell>
          <table:table-cell table:style-name="Table3.A2" office:value-type="string">
            <text:p text:style-name="P78"><text:span text:style-name="T32">trăi</text:span><text:span text:style-name="T29">-</text:span><text:span text:style-name="T32">i</text:span><text:span text:style-name="T29">m</text:span></text:p>
          </table:table-cell>
          <table:table-cell table:style-name="Table3.E2" office:value-type="string">
            <text:p text:style-name="P78"><text:span text:style-name="T39">mulțum</text:span>-<text:span text:style-name="T2">i</text:span>m</text:p>
          </table:table-cell>
        </table:table-row>
        <table:table-row table:style-name="TableLine93905128460464">
          <table:table-cell table:style-name="Table3.A2" office:value-type="string">
            <text:p text:style-name="P16">voi/dvs</text:p>
          </table:table-cell>
          <table:table-cell table:style-name="Table3.A2" office:value-type="string">
            <text:p text:style-name="P48">vorb-iți</text:p>
          </table:table-cell>
          <table:table-cell table:style-name="Table3.A2" office:value-type="string">
            <text:p text:style-name="P49">întâln-<text:span text:style-name="T39">iți</text:span></text:p>
          </table:table-cell>
          <table:table-cell table:style-name="Table3.A2" office:value-type="string">
            <text:p text:style-name="P78"><text:span text:style-name="T32">trăi</text:span><text:span text:style-name="T29">-</text:span><text:span text:style-name="T32">i</text:span><text:span text:style-name="T29">ți</text:span></text:p>
          </table:table-cell>
          <table:table-cell table:style-name="Table3.E2" office:value-type="string">
            <text:p text:style-name="P78"><text:span text:style-name="T32">mulțum</text:span><text:span text:style-name="T29">-</text:span><text:span text:style-name="T12">i</text:span><text:span text:style-name="T29">ți</text:span></text:p>
          </table:table-cell>
        </table:table-row>
        <table:table-row table:style-name="TableLine93905128461680">
          <table:table-cell table:style-name="Table3.A2" office:value-type="string">
            <text:p text:style-name="P16">ei/ele</text:p>
          </table:table-cell>
          <table:table-cell table:style-name="Table3.A2" office:value-type="string">
            <text:p text:style-name="P29">vorb-esc</text:p>
          </table:table-cell>
          <table:table-cell table:style-name="Table3.A2" office:value-type="string">
            <text:p text:style-name="P29">întâln-esc</text:p>
          </table:table-cell>
          <table:table-cell table:style-name="Table3.A2" office:value-type="string">
            <text:p text:style-name="P30">trăi-esc</text:p>
          </table:table-cell>
          <table:table-cell table:style-name="Table3.E2" office:value-type="string">
            <text:p text:style-name="P30">mulțsum-esc</text:p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3905128463520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79"><text:span text:style-name="T27">a </text:span><text:span text:style-name="T35">locui</text:span><text:span text:style-name="T17">= att </text:span><text:span text:style-name="T22">bo</text:span></text:p>
          </table:table-cell>
          <table:table-cell table:style-name="Table4.A1" office:value-type="string">
            <text:p text:style-name="P79"><text:span text:style-name="T28">a</text:span><text:span text:style-name="T25"> </text:span><text:span text:style-name="T35">se numi</text:span><text:span text:style-name="T20"> = att </text:span><text:span text:style-name="T22">heta, kalla sig</text:span></text:p>
          </table:table-cell>
          <table:table-cell table:style-name="Table4.A1" office:value-type="string">
            <text:p text:style-name="P76">a cit<text:span text:style-name="T2">i</text:span> = att läsa</text:p>
          </table:table-cell>
          <table:table-cell table:style-name="Table4.E1" office:value-type="string">
            <text:p text:style-name="P56"/>
          </table:table-cell>
        </table:table-row>
        <table:table-row table:style-name="TableLine93905128494624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E2" office:value-type="string">
            <text:p text:style-name="P55"/>
          </table:table-cell>
        </table:table-row>
        <table:table-row table:style-name="TableLine93905128497376">
          <table:table-cell table:style-name="Table4.A2" office:value-type="string">
            <text:p text:style-name="P17">eu</text:p>
          </table:table-cell>
          <table:table-cell table:style-name="Table4.A2" office:value-type="string">
            <text:p text:style-name="P34">locuiesc</text:p>
          </table:table-cell>
          <table:table-cell table:style-name="Table4.A2" office:value-type="string">
            <text:p text:style-name="P34">mă numesc</text:p>
          </table:table-cell>
          <table:table-cell table:style-name="Table4.A2" office:value-type="string">
            <text:p text:style-name="P41">citesc</text:p>
          </table:table-cell>
          <table:table-cell table:style-name="Table4.E2" office:value-type="string">
            <text:p text:style-name="P31"/>
          </table:table-cell>
        </table:table-row>
        <table:table-row table:style-name="TableLine93905128498432">
          <table:table-cell table:style-name="Table4.A2" office:value-type="string">
            <text:p text:style-name="P17">tu</text:p>
          </table:table-cell>
          <table:table-cell table:style-name="Table4.A2" office:value-type="string">
            <text:p text:style-name="P67">locuiești</text:p>
          </table:table-cell>
          <table:table-cell table:style-name="Table4.A2" office:value-type="string">
            <text:p text:style-name="P67">te numești</text:p>
          </table:table-cell>
          <table:table-cell table:style-name="Table4.A2" office:value-type="string">
            <text:p text:style-name="P76">citești</text:p>
          </table:table-cell>
          <table:table-cell table:style-name="Table4.E2" office:value-type="string">
            <text:p text:style-name="P44"/>
          </table:table-cell>
        </table:table-row>
        <table:table-row table:style-name="TableLine93905128499696">
          <table:table-cell table:style-name="Table4.A2" office:value-type="string">
            <text:p text:style-name="P17">el/ea</text:p>
          </table:table-cell>
          <table:table-cell table:style-name="Table4.A2" office:value-type="string">
            <text:p text:style-name="P53">locuiește</text:p>
          </table:table-cell>
          <table:table-cell table:style-name="Table4.A2" office:value-type="string">
            <text:p text:style-name="P67">se numește</text:p>
          </table:table-cell>
          <table:table-cell table:style-name="Table4.A2" office:value-type="string">
            <text:p text:style-name="P76">citește</text:p>
          </table:table-cell>
          <table:table-cell table:style-name="Table4.E2" office:value-type="string">
            <text:p text:style-name="P44"/>
          </table:table-cell>
        </table:table-row>
        <table:table-row table:style-name="TableLine93905128500992">
          <table:table-cell table:style-name="Table4.A2" office:value-type="string">
            <text:p text:style-name="P17">noi</text:p>
          </table:table-cell>
          <table:table-cell table:style-name="Table4.A2" office:value-type="string">
            <text:p text:style-name="P67">locuim</text:p>
          </table:table-cell>
          <table:table-cell table:style-name="Table4.A2" office:value-type="string">
            <text:p text:style-name="P67">ne numim</text:p>
          </table:table-cell>
          <table:table-cell table:style-name="Table4.A2" office:value-type="string">
            <text:p text:style-name="P76">citim</text:p>
          </table:table-cell>
          <table:table-cell table:style-name="Table4.E2" office:value-type="string">
            <text:p text:style-name="P79"/>
          </table:table-cell>
        </table:table-row>
        <table:table-row table:style-name="TableLine93905128502160">
          <table:table-cell table:style-name="Table4.A2" office:value-type="string">
            <text:p text:style-name="P17">voi/dvs</text:p>
          </table:table-cell>
          <table:table-cell table:style-name="Table4.A2" office:value-type="string">
            <text:p text:style-name="P67">locuiți</text:p>
          </table:table-cell>
          <table:table-cell table:style-name="Table4.A2" office:value-type="string">
            <text:p text:style-name="P67">vă numiți</text:p>
          </table:table-cell>
          <table:table-cell table:style-name="Table4.A2" office:value-type="string">
            <text:p text:style-name="P76">citiți</text:p>
          </table:table-cell>
          <table:table-cell table:style-name="Table4.E2" office:value-type="string">
            <text:p text:style-name="P44"/>
          </table:table-cell>
        </table:table-row>
        <table:table-row table:style-name="TableLine93905128503376">
          <table:table-cell table:style-name="Table4.A2" office:value-type="string">
            <text:p text:style-name="P17">ei/ele</text:p>
          </table:table-cell>
          <table:table-cell table:style-name="Table4.A2" office:value-type="string">
            <text:p text:style-name="P34">locuiesc</text:p>
          </table:table-cell>
          <table:table-cell table:style-name="Table4.A2" office:value-type="string">
            <text:p text:style-name="P34">se numesc</text:p>
          </table:table-cell>
          <table:table-cell table:style-name="Table4.A2" office:value-type="string">
            <text:p text:style-name="P41">citesc</text:p>
          </table:table-cell>
          <table:table-cell table:style-name="Table4.E2" office:value-type="string">
            <text:p text:style-name="P31"/>
          </table:table-cell>
        </table:table-row>
      </table:table>
      <text:p text:style-name="P9"/>
      <text:p text:style-name="P8">Verb i 1 konjugationen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Line93905128505568"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82"><text:span text:style-name="T27">a </text:span><text:span text:style-name="T36">lucra</text:span><text:span text:style-name="T17">= att </text:span><text:span text:style-name="T23">arbeta</text:span></text:p>
          </table:table-cell>
          <table:table-cell table:style-name="Table6.A1" office:value-type="string">
            <text:p text:style-name="P71">a cunoaște = att känna till</text:p>
          </table:table-cell>
          <table:table-cell table:style-name="Table6.A1" office:value-type="string">
            <text:p text:style-name="P50"/>
          </table:table-cell>
          <table:table-cell table:style-name="Table6.E1" office:value-type="string">
            <text:p text:style-name="P57"/>
          </table:table-cell>
        </table:table-row>
        <table:table-row table:style-name="TableLine93905128536928">
          <table:table-cell table:style-name="Table6.A2" office:value-type="string">
            <text:p text:style-name="P69"/>
          </table:table-cell>
          <table:table-cell table:style-name="Table6.A2" office:value-type="string">
            <text:p text:style-name="P69"/>
          </table:table-cell>
          <table:table-cell table:style-name="Table6.A2" office:value-type="string">
            <text:p text:style-name="P55"/>
          </table:table-cell>
          <table:table-cell table:style-name="Table6.A2" office:value-type="string">
            <text:p text:style-name="P69"/>
          </table:table-cell>
          <table:table-cell table:style-name="Table6.E2" office:value-type="string">
            <text:p text:style-name="P69"/>
          </table:table-cell>
        </table:table-row>
        <table:table-row table:style-name="TableLine93905128539680">
          <table:table-cell table:style-name="Table6.A2" office:value-type="string">
            <text:p text:style-name="P20">eu</text:p>
          </table:table-cell>
          <table:table-cell table:style-name="Table6.A2" office:value-type="string">
            <text:p text:style-name="P36">lucrez</text:p>
          </table:table-cell>
          <table:table-cell table:style-name="Table6.A2" office:value-type="string">
            <text:p text:style-name="P37">cunosc</text:p>
          </table:table-cell>
          <table:table-cell table:style-name="Table6.A2" office:value-type="string">
            <text:p text:style-name="P32"/>
          </table:table-cell>
          <table:table-cell table:style-name="Table6.E2" office:value-type="string">
            <text:p text:style-name="P32"/>
          </table:table-cell>
        </table:table-row>
        <table:table-row table:style-name="TableLine93905128540656">
          <table:table-cell table:style-name="Table6.A2" office:value-type="string">
            <text:p text:style-name="P20">tu</text:p>
          </table:table-cell>
          <table:table-cell table:style-name="Table6.A2" office:value-type="string">
            <text:p text:style-name="P70">lucrezi</text:p>
          </table:table-cell>
          <table:table-cell table:style-name="Table6.A2" office:value-type="string">
            <text:p text:style-name="P73">cunoști</text:p>
          </table:table-cell>
          <table:table-cell table:style-name="Table6.A2" office:value-type="string">
            <text:p text:style-name="P45"/>
          </table:table-cell>
          <table:table-cell table:style-name="Table6.E2" office:value-type="string">
            <text:p text:style-name="P45"/>
          </table:table-cell>
        </table:table-row>
        <table:table-row table:style-name="TableLine93905128541920">
          <table:table-cell table:style-name="Table6.A2" office:value-type="string">
            <text:p text:style-name="P20">el/ea</text:p>
          </table:table-cell>
          <table:table-cell table:style-name="Table6.A2" office:value-type="string">
            <text:p text:style-name="P54">l<text:span text:style-name="T41">u</text:span>c<text:span text:style-name="T40">re</text:span><text:span text:style-name="T6">a</text:span><text:span text:style-name="T40">ză</text:span></text:p>
          </table:table-cell>
          <table:table-cell table:style-name="Table6.A2" office:value-type="string">
            <text:p text:style-name="P73">conoaște</text:p>
          </table:table-cell>
          <table:table-cell table:style-name="Table6.A2" office:value-type="string">
            <text:p text:style-name="P45"/>
          </table:table-cell>
          <table:table-cell table:style-name="Table6.E2" office:value-type="string">
            <text:p text:style-name="P45"/>
          </table:table-cell>
        </table:table-row>
        <table:table-row table:style-name="TableLine93905128543216">
          <table:table-cell table:style-name="Table6.A2" office:value-type="string">
            <text:p text:style-name="P20">noi</text:p>
          </table:table-cell>
          <table:table-cell table:style-name="Table6.A2" office:value-type="string">
            <text:p text:style-name="P68">l<text:span text:style-name="T40">ucrăm</text:span></text:p>
          </table:table-cell>
          <table:table-cell table:style-name="Table6.A2" office:value-type="string">
            <text:p text:style-name="P73">cunoastem</text:p>
          </table:table-cell>
          <table:table-cell table:style-name="Table6.A2" office:value-type="string">
            <text:p text:style-name="P45"/>
          </table:table-cell>
          <table:table-cell table:style-name="Table6.E2" office:value-type="string">
            <text:p text:style-name="P82"/>
          </table:table-cell>
        </table:table-row>
        <table:table-row table:style-name="TableLine93905128544384">
          <table:table-cell table:style-name="Table6.A2" office:value-type="string">
            <text:p text:style-name="P20">voi/dvs</text:p>
          </table:table-cell>
          <table:table-cell table:style-name="Table6.A2" office:value-type="string">
            <text:p text:style-name="P68">l<text:span text:style-name="T40">ucrați</text:span></text:p>
          </table:table-cell>
          <table:table-cell table:style-name="Table6.A2" office:value-type="string">
            <text:p text:style-name="P73">cunosti</text:p>
          </table:table-cell>
          <table:table-cell table:style-name="Table6.A2" office:value-type="string">
            <text:p text:style-name="P45"/>
          </table:table-cell>
          <table:table-cell table:style-name="Table6.E2" office:value-type="string">
            <text:p text:style-name="P45"/>
          </table:table-cell>
        </table:table-row>
        <table:table-row table:style-name="TableLine93905128545600">
          <table:table-cell table:style-name="Table6.A2" office:value-type="string">
            <text:p text:style-name="P20">ei/ele</text:p>
          </table:table-cell>
          <table:table-cell table:style-name="Table6.A2" office:value-type="string">
            <text:p text:style-name="P35">l<text:span text:style-name="T40">ucrează</text:span></text:p>
          </table:table-cell>
          <table:table-cell table:style-name="Table6.A2" office:value-type="string">
            <text:p text:style-name="P39">cunosc</text:p>
          </table:table-cell>
          <table:table-cell table:style-name="Table6.A2" office:value-type="string">
            <text:p text:style-name="P32"/>
          </table:table-cell>
          <table:table-cell table:style-name="Table6.E2" office:value-type="string">
            <text:p text:style-name="P32"/>
          </table:table-cell>
        </table:table-row>
      </table:table>
      <text:p text:style-name="P10"/>
      <text:p text:style-name="P13">Vet inte?</text:p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93905128547792"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72">a cunoaște = att känna till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51"/>
          </table:table-cell>
          <table:table-cell table:style-name="Table7.E1" office:value-type="string">
            <text:p text:style-name="P58"/>
          </table:table-cell>
        </table:table-row>
        <table:table-row table:style-name="TableLine93905128576000"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E2" office:value-type="string">
            <text:p text:style-name="P75"/>
          </table:table-cell>
        </table:table-row>
        <table:table-row table:style-name="TableLine93905128579152">
          <table:table-cell table:style-name="Table7.A2" office:value-type="string">
            <text:p text:style-name="P21">eu</text:p>
          </table:table-cell>
          <table:table-cell table:style-name="Table7.A2" office:value-type="string">
            <text:p text:style-name="P38">cunosc</text:p>
          </table:table-cell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3"/>
          </table:table-cell>
          <table:table-cell table:style-name="Table7.E2" office:value-type="string">
            <text:p text:style-name="P33"/>
          </table:table-cell>
        </table:table-row>
        <table:table-row table:style-name="TableLine93905128580208">
          <table:table-cell table:style-name="Table7.A2" office:value-type="string">
            <text:p text:style-name="P21">tu</text:p>
          </table:table-cell>
          <table:table-cell table:style-name="Table7.A2" office:value-type="string">
            <text:p text:style-name="P74">cunoști</text:p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46"/>
          </table:table-cell>
          <table:table-cell table:style-name="Table7.E2" office:value-type="string">
            <text:p text:style-name="P46"/>
          </table:table-cell>
        </table:table-row>
        <table:table-row table:style-name="TableLine93905128581472">
          <table:table-cell table:style-name="Table7.A2" office:value-type="string">
            <text:p text:style-name="P21">el/ea</text:p>
          </table:table-cell>
          <table:table-cell table:style-name="Table7.A2" office:value-type="string">
            <text:p text:style-name="P74">conoaște</text:p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46"/>
          </table:table-cell>
          <table:table-cell table:style-name="Table7.E2" office:value-type="string">
            <text:p text:style-name="P46"/>
          </table:table-cell>
        </table:table-row>
        <table:table-row table:style-name="TableLine93905128582768">
          <table:table-cell table:style-name="Table7.A2" office:value-type="string">
            <text:p text:style-name="P21">noi</text:p>
          </table:table-cell>
          <table:table-cell table:style-name="Table7.A2" office:value-type="string">
            <text:p text:style-name="P74">cunoastem</text:p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46"/>
          </table:table-cell>
          <table:table-cell table:style-name="Table7.E2" office:value-type="string">
            <text:p text:style-name="P83"/>
          </table:table-cell>
        </table:table-row>
        <table:table-row table:style-name="TableLine93905128583936">
          <table:table-cell table:style-name="Table7.A2" office:value-type="string">
            <text:p text:style-name="P21">voi/dvs</text:p>
          </table:table-cell>
          <table:table-cell table:style-name="Table7.A2" office:value-type="string">
            <text:p text:style-name="P74">cunosti</text:p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46"/>
          </table:table-cell>
          <table:table-cell table:style-name="Table7.E2" office:value-type="string">
            <text:p text:style-name="P46"/>
          </table:table-cell>
        </table:table-row>
        <text:soft-page-break/>
        <table:table-row table:style-name="TableLine93905128585152">
          <table:table-cell table:style-name="Table7.A2" office:value-type="string">
            <text:p text:style-name="P21">ei/ele</text:p>
          </table:table-cell>
          <table:table-cell table:style-name="Table7.A2" office:value-type="string">
            <text:p text:style-name="P40">cunosc</text:p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33"/>
          </table:table-cell>
          <table:table-cell table:style-name="Table7.E2" office:value-type="string">
            <text:p text:style-name="P3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9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2-11-17T06:38:45.884089280</dc:date>
    <meta:editing-duration>PT22H51M5S</meta:editing-duration>
    <meta:editing-cycles>15</meta:editing-cycles>
    <meta:generator>LibreOffice/6.4.7.2$Linux_X86_64 LibreOffice_project/40$Build-2</meta:generator>
    <meta:document-statistic meta:table-count="7" meta:image-count="0" meta:object-count="0" meta:page-count="3" meta:paragraph-count="206" meta:word-count="383" meta:character-count="1989" meta:non-whitespace-character-count="1812"/>
  </office:meta>
</office:document-meta>
</file>